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93cm"/>
    </style:style>
    <style:style style:name="co3" style:family="table-column">
      <style:table-column-properties fo:break-before="auto" style:column-width="1.393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8.5cm"/>
    </style:style>
    <style:style style:name="co7" style:family="table-column">
      <style:table-column-properties fo:break-before="auto" style:column-width="4.4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868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104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369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Arial"/>
    </style:style>
    <style:style style:name="ce6" style:family="table-cell" style:parent-style-name="Default">
      <style:table-cell-properties fo:background-color="#0047ff"/>
    </style:style>
    <style:style style:name="ce7" style:family="table-cell" style:parent-style-name="Default">
      <style:table-cell-properties fo:background-color="#7da647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Default"/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/>
          <table:table-cell table:style-name="Default" office:value-type="string">
            <text:p>Carte émettrice</text:p>
          </table:table-cell>
          <table:table-cell table:style-name="Default" office:value-type="string">
            <text:p>Id CAN</text:p>
          </table:table-cell>
          <table:table-cell table:style-name="Default" office:value-type="string">
            <text:p>Ref Message</text:p>
          </table:table-cell>
          <table:table-cell table:style-name="Default" office:value-type="string">
            <text:p>Nom du message</text:p>
          </table:table-cell>
          <table:table-cell table:style-name="Default" office:value-type="string">
            <text:p>descriptif</text:p>
          </table:table-cell>
          <table:table-cell table:style-name="Default" office:value-type="string">
            <text:p>Cartes réceptrices</text:p>
          </table:table-cell>
          <table:table-cell/>
        </table:table-row>
        <table:table-row table:style-name="ro3">
          <table:table-cell table:style-name="Default"/>
          <table:table-cell table:style-name="Default" office:value-type="string">
            <text:p>Vitesse (1)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1a</text:p>
          </table:table-cell>
          <table:table-cell table:style-name="Default" office:value-type="string">
            <text:p>SPEED_DATA</text:p>
          </table:table-cell>
          <table:table-cell table:style-name="Default" office:value-type="string">
            <text:p>Contient sur 2 octets (float) la vitesse en m/s </text:p>
            <text:p>Conversion au niveau de la carte</text:p>
          </table:table-cell>
          <table:table-cell table:style-name="Default" office:value-type="string">
            <text:p>MicroAutoBox</text:p>
            <text:p>Tablet-PC</text:p>
            <text:p>Affichage Tableau de bord</text:p>
            <text:p/>
          </table:table-cell>
          <table:table-cell/>
        </table:table-row>
        <table:table-row table:style-name="ro4">
          <table:table-cell table:style-name="Default" table:number-columns-repeated="2"/>
          <table:table-cell table:style-name="Default" office:value-type="float" office:value="2">
            <text:p>2</text:p>
          </table:table-cell>
          <table:table-cell table:style-name="Default" office:value-type="string">
            <text:p>1b</text:p>
          </table:table-cell>
          <table:table-cell table:style-name="Default" office:value-type="string">
            <text:p>SPEED_ASK</text:p>
          </table:table-cell>
          <table:table-cell table:style-name="Default" office:value-type="string">
            <text:p>Message vide servant à demander </text:p>
            <text:p>L'emission de la vitesse</text:p>
          </table:table-cell>
          <table:table-cell table:style-name="Default"/>
          <table:table-cell/>
        </table:table-row>
        <table:table-row table:style-name="ro4">
          <table:table-cell table:style-name="Default" table:number-columns-repeated="2"/>
          <table:table-cell table:style-name="Default" office:value-type="float" office:value="22">
            <text:p>22</text:p>
          </table:table-cell>
          <table:table-cell table:style-name="Default" office:value-type="string">
            <text:p>1c</text:p>
          </table:table-cell>
          <table:table-cell table:style-name="Default" office:value-type="string">
            <text:p>SPEED_ERR</text:p>
          </table:table-cell>
          <table:table-cell table:style-name="Default" office:value-type="string">
            <text:p>Message contenant un code d'erreur </text:p>
            <text:p>(non implémenté)</text:p>
          </table:table-cell>
          <table:table-cell table:style-name="Default" office:value-type="string">
            <text:p>Toutes</text:p>
          </table:table-cell>
          <table:table-cell/>
        </table:table-row>
        <table:table-row table:style-name="ro5">
          <table:table-cell table:style-name="ce1"/>
          <table:table-cell table:style-name="Default" office:value-type="string">
            <text:p>Feux-Arrière (2)</text:p>
          </table:table-cell>
          <table:table-cell table:style-name="Default" office:value-type="float" office:value="14">
            <text:p>14</text:p>
          </table:table-cell>
          <table:table-cell table:style-name="Default" office:value-type="string">
            <text:p>2a</text:p>
          </table:table-cell>
          <table:table-cell table:style-name="Default" office:value-type="string">
            <text:p>LIGHT_BACK_ACK</text:p>
          </table:table-cell>
          <table:table-cell table:style-name="Default" office:value-type="string">
            <text:p>renvoie true à l'allumage des feux</text:p>
            <text:p>, False si extinction des feux</text:p>
          </table:table-cell>
          <table:table-cell table:style-name="Default" office:value-type="string">
            <text:p>Affichage Tableau de bord</text:p>
            <text:p>Tablet-PC</text:p>
          </table:table-cell>
          <table:table-cell/>
        </table:table-row>
        <table:table-row table:style-name="ro5">
          <table:table-cell table:style-name="Default" table:number-columns-repeated="2"/>
          <table:table-cell table:style-name="ce6" office:value-type="float" office:value="15">
            <text:p>15</text:p>
          </table:table-cell>
          <table:table-cell table:style-name="ce6" office:value-type="string">
            <text:p>2b</text:p>
          </table:table-cell>
          <table:table-cell table:style-name="ce6" office:value-type="string">
            <text:p>BLIGHT_ACK</text:p>
          </table:table-cell>
          <table:table-cell table:style-name="ce6" office:value-type="string">
            <text:p>renvoie true à l'allumage des feux stops</text:p>
            <text:p>, False si extinction des feux stops</text:p>
          </table:table-cell>
          <table:table-cell table:style-name="ce6" office:value-type="string">
            <text:p>Pedalier</text:p>
            <text:p>Tablet-PC</text:p>
          </table:table-cell>
          <table:table-cell office:value-type="string">
            <text:p>OBSOLETE</text:p>
          </table:table-cell>
        </table:table-row>
        <table:table-row table:style-name="ro5">
          <table:table-cell table:style-name="Default" table:number-columns-repeated="2"/>
          <table:table-cell table:style-name="Default" office:value-type="float" office:value="17">
            <text:p>17</text:p>
          </table:table-cell>
          <table:table-cell table:style-name="Default" office:value-type="string">
            <text:p>2d</text:p>
          </table:table-cell>
          <table:table-cell table:style-name="Default" office:value-type="string">
            <text:p>BLINK_RIGHT_BACK_ACK</text:p>
          </table:table-cell>
          <table:table-cell table:style-name="Default" office:value-type="string">
            <text:p>renvoie true à l'allumage des clignotants droits</text:p>
            <text:p>, False à l'extinction des clignotants droits</text:p>
          </table:table-cell>
          <table:table-cell table:style-name="Default" office:value-type="string">
            <text:p>Affichage Tableau de bord</text:p>
            <text:p>Tablet-PC</text:p>
          </table:table-cell>
          <table:table-cell/>
        </table:table-row>
        <table:table-row table:style-name="ro5">
          <table:table-cell table:style-name="Default" table:number-columns-repeated="2"/>
          <table:table-cell table:style-name="Default" office:value-type="float" office:value="19">
            <text:p>19</text:p>
          </table:table-cell>
          <table:table-cell table:style-name="Default" office:value-type="string">
            <text:p>2e</text:p>
          </table:table-cell>
          <table:table-cell table:style-name="Default" office:value-type="string">
            <text:p>BLINK_LEFT_BACK_ACK</text:p>
          </table:table-cell>
          <table:table-cell table:style-name="Default" office:value-type="string">
            <text:p>renvoie true à l'allumage des clignotants gauches</text:p>
            <text:p>, False à l'extinction des clignotants gauches</text:p>
          </table:table-cell>
          <table:table-cell table:style-name="Default" office:value-type="string">
            <text:p>Affichage Tableau de bord</text:p>
            <text:p>Tablet-PC</text:p>
          </table:table-cell>
          <table:table-cell/>
        </table:table-row>
        <table:table-row table:style-name="ro6">
          <table:table-cell table:style-name="Default"/>
          <table:table-cell table:style-name="ce3" office:value-type="string">
            <text:p>Feux avants <text:s/>(1)</text:p>
          </table:table-cell>
          <table:table-cell table:style-name="Default" office:value-type="float" office:value="13">
            <text:p>13</text:p>
          </table:table-cell>
          <table:table-cell table:style-name="Default" office:value-type="string">
            <text:p>3a</text:p>
          </table:table-cell>
          <table:table-cell table:style-name="Default" office:value-type="string">
            <text:p>LIGHT_FRONT_ACK</text:p>
          </table:table-cell>
          <table:table-cell table:style-name="Default" office:value-type="string">
            <text:p>renvoie true à l'allumage des feux</text:p>
            <text:p>, False si extinction des feux</text:p>
          </table:table-cell>
          <table:table-cell table:style-name="Default" office:value-type="string">
            <text:p>Affichage Tableau de bord</text:p>
            <text:p>Tablet-PC</text:p>
          </table:table-cell>
          <table:table-cell/>
        </table:table-row>
        <table:table-row table:style-name="ro6">
          <table:table-cell table:style-name="Default"/>
          <table:table-cell table:style-name="ce3"/>
          <table:table-cell table:style-name="Default" table:number-columns-repeated="5"/>
          <table:table-cell/>
        </table:table-row>
        <table:table-row table:style-name="ro6">
          <table:table-cell/>
          <table:table-cell table:style-name="ce4"/>
          <table:table-cell office:value-type="float" office:value="16">
            <text:p>16</text:p>
          </table:table-cell>
          <table:table-cell office:value-type="string">
            <text:p>3c</text:p>
          </table:table-cell>
          <table:table-cell office:value-type="string">
            <text:p>BLINK_RIGHT_FRONT_ACK</text:p>
          </table:table-cell>
          <table:table-cell office:value-type="string">
            <text:p>renvoie true à l'allumage des clignotants droits</text:p>
            <text:p>, False à l'extinction des clignotants droits</text:p>
          </table:table-cell>
          <table:table-cell office:value-type="string">
            <text:p>Affichage Tableau de bord</text:p>
            <text:p>Tablet-PC</text:p>
          </table:table-cell>
          <table:table-cell/>
        </table:table-row>
        <table:table-row table:style-name="ro6">
          <table:table-cell/>
          <table:table-cell table:style-name="ce4"/>
          <table:table-cell office:value-type="float" office:value="18">
            <text:p>18</text:p>
          </table:table-cell>
          <table:table-cell office:value-type="string">
            <text:p>3d</text:p>
          </table:table-cell>
          <table:table-cell office:value-type="string">
            <text:p>BLINK_LEFT_FRONT_ACK</text:p>
          </table:table-cell>
          <table:table-cell office:value-type="string">
            <text:p>renvoie true à l'allumage des clignotants gauches</text:p>
            <text:p>, False à l'extinction des clignotants gauches</text:p>
          </table:table-cell>
          <table:table-cell office:value-type="string">
            <text:p>Affichage Tableau de bord</text:p>
            <text:p>Tablet-PC</text:p>
          </table:table-cell>
          <table:table-cell/>
        </table:table-row>
        <table:table-row table:style-name="ro7">
          <table:table-cell table:style-name="ce1"/>
          <table:table-cell table:style-name="ce5" office:value-type="string">
            <text:p>Alimentation (4)</text:p>
          </table:table-cell>
          <table:table-cell office:value-type="float" office:value="20">
            <text:p>20</text:p>
          </table:table-cell>
          <table:table-cell office:value-type="string">
            <text:p>4a</text:p>
          </table:table-cell>
          <table:table-cell office:value-type="string">
            <text:p>BATTERY_STATUS</text:p>
          </table:table-cell>
          <table:table-cell office:value-type="string">
            <text:p>renvoie la charge des batteries sur 1 octet </text:p>
            <text:p>En V</text:p>
          </table:table-cell>
          <table:table-cell office:value-type="string">
            <text:p>Affichage Tableau de bord </text:p>
            <text:p>Tablet-PC</text:p>
          </table:table-cell>
          <table:table-cell/>
        </table:table-row>
        <table:table-row table:style-name="ro7">
          <table:table-cell table:style-name="ce1"/>
          <table:table-cell table:style-name="ce4" office:value-type="string">
            <text:p>Pédalier (5)</text:p>
          </table:table-cell>
          <table:table-cell office:value-type="float" office:value="6">
            <text:p>6</text:p>
          </table:table-cell>
          <table:table-cell office:value-type="string">
            <text:p>5a</text:p>
          </table:table-cell>
          <table:table-cell office:value-type="string">
            <text:p>BRAKE_ORDER</text:p>
          </table:table-cell>
          <table:table-cell office:value-type="string">
            <text:p>Vaut <text:span text:style-name="T1">true</text:span> si le frein est enfoncé</text:p>
            <text:p><text:span text:style-name="T1">false</text:span> sinon</text:p>
          </table:table-cell>
          <table:table-cell office:value-type="string">
            <text:p>Feux arrière</text:p>
            <text:p>MicroAutoBox</text:p>
            <text:p>Tablet-PC</text:p>
          </table:table-cell>
          <table:table-cell/>
        </table:table-row>
        <table:table-row table:style-name="ro7">
          <table:table-cell/>
          <table:table-cell table:style-name="ce5"/>
          <table:table-cell office:value-type="float" office:value="9">
            <text:p>9</text:p>
          </table:table-cell>
          <table:table-cell office:value-type="string">
            <text:p>5b</text:p>
          </table:table-cell>
          <table:table-cell office:value-type="string">
            <text:p>PARK_ORDER</text:p>
          </table:table-cell>
          <table:table-cell office:value-type="string">
            <text:p>Vaut <text:span text:style-name="T1">true</text:span> si le frein à main est tiré</text:p>
            <text:p><text:span text:style-name="T1">False</text:span> sinon</text:p>
          </table:table-cell>
          <table:table-cell office:value-type="string">
            <text:p/>
            <text:p>Affiche Tableau de bord</text:p>
            <text:p>Tablet-PC</text:p>
          </table:table-cell>
          <table:table-cell/>
        </table:table-row>
        <table:table-row table:style-name="ro7">
          <table:table-cell/>
          <table:table-cell table:style-name="ce5"/>
          <table:table-cell office:value-type="float" office:value="4">
            <text:p>4</text:p>
          </table:table-cell>
          <table:table-cell office:value-type="string">
            <text:p>5c</text:p>
          </table:table-cell>
          <table:table-cell office:value-type="string">
            <text:p>ACCELERATOR_DATA</text:p>
          </table:table-cell>
          <table:table-cell office:value-type="string">
            <text:p>Stocké sur 2 octets. Engendre des</text:p>
            <text:p>Niveaux entre 0 et 100%</text:p>
          </table:table-cell>
          <table:table-cell office:value-type="string">
            <text:p>MicroAutoBox </text:p>
            <text:p>Tablet-PC </text:p>
          </table:table-cell>
          <table:table-cell/>
        </table:table-row>
        <table:table-row table:style-name="ro7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5d</text:p>
          </table:table-cell>
          <table:table-cell office:value-type="string">
            <text:p>ACCELERATOR_ASK</text:p>
          </table:table-cell>
          <table:table-cell office:value-type="string">
            <text:p>message vide sert juste à demander l'envoi</text:p>
            <text:p><text:s/>D'info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6" office:value-type="float" office:value="21">
            <text:p>21</text:p>
          </table:table-cell>
          <table:table-cell table:style-name="ce6" office:value-type="string">
            <text:p>5e</text:p>
          </table:table-cell>
          <table:table-cell table:style-name="ce6" office:value-type="string">
            <text:p>ACCELERATOR_ERR</text:p>
          </table:table-cell>
          <table:table-cell table:style-name="ce6" office:value-type="string">
            <text:p>Renvoie un code d'erreur (non implémenté)</text:p>
          </table:table-cell>
          <table:table-cell table:style-name="ce6"/>
          <table:table-cell/>
        </table:table-row>
        <table:table-row table:style-name="ro6">
          <table:table-cell table:style-name="ce1"/>
          <table:table-cell table:style-name="ce4" office:value-type="string">
            <text:p>Tableau de bord (6)</text:p>
          </table:table-cell>
          <table:table-cell office:value-type="float" office:value="7">
            <text:p>7</text:p>
          </table:table-cell>
          <table:table-cell office:value-type="string">
            <text:p>6a</text:p>
          </table:table-cell>
          <table:table-cell office:value-type="string">
            <text:p>BLINK_ORDER_LEFT</text:p>
          </table:table-cell>
          <table:table-cell office:value-type="string">
            <text:p>Renvoie true à l'allumage des clignotants gauches , </text:p>
            <text:p>False à l'extinction des clignotants gauches</text:p>
          </table:table-cell>
          <table:table-cell office:value-type="string">
            <text:p>Feux avant</text:p>
            <text:p>Feux arrière</text:p>
            <text:p>Tablet-PC</text:p>
          </table:table-cell>
          <table:table-cell/>
        </table:table-row>
        <table:table-row table:style-name="ro6">
          <table:table-cell/>
          <table:table-cell table:style-name="ce4"/>
          <table:table-cell office:value-type="float" office:value="8">
            <text:p>8</text:p>
          </table:table-cell>
          <table:table-cell office:value-type="string">
            <text:p>6b</text:p>
          </table:table-cell>
          <table:table-cell office:value-type="string">
            <text:p>BLINK_ORDER_RIGHT</text:p>
          </table:table-cell>
          <table:table-cell office:value-type="string">
            <text:p>renvoie true à l'allumage des clignotants droits, </text:p>
            <text:p>False à l'extinction des clignotants droits</text:p>
          </table:table-cell>
          <table:table-cell office:value-type="string">
            <text:p>Feux avant</text:p>
            <text:p>Feux arrière</text:p>
            <text:p>Tablet-PC</text:p>
          </table:table-cell>
          <table:table-cell/>
        </table:table-row>
        <table:table-row table:style-name="ro6">
          <table:table-cell/>
          <table:table-cell table:style-name="ce4"/>
          <table:table-cell table:style-name="ce7" office:value-type="float" office:value="12">
            <text:p>12</text:p>
          </table:table-cell>
          <table:table-cell table:style-name="ce7" office:value-type="string">
            <text:p>6c</text:p>
          </table:table-cell>
          <table:table-cell table:style-name="ce7" office:value-type="string">
            <text:p>PARK_ACK</text:p>
          </table:table-cell>
          <table:table-cell table:style-name="ce7" office:value-type="string">
            <text:p>Renvoie true à l'allumage du voyant de frein à main</text:p>
            <text:p>False à l'extinction </text:p>
          </table:table-cell>
          <table:table-cell table:style-name="ce7" office:value-type="string">
            <text:p>Pedalier</text:p>
            <text:p>Tablet-PC</text:p>
          </table:table-cell>
          <table:table-cell office:value-type="string">
            <text:p>OBSOLETE</text:p>
          </table:table-cell>
        </table:table-row>
        <table:table-row table:style-name="ro6">
          <table:table-cell/>
          <table:table-cell table:style-name="ce4"/>
          <table:table-cell office:value-type="float" office:value="10">
            <text:p>10</text:p>
          </table:table-cell>
          <table:table-cell office:value-type="string">
            <text:p>6d</text:p>
          </table:table-cell>
          <table:table-cell office:value-type="string">
            <text:p>LIGHT_ORDER</text:p>
          </table:table-cell>
          <table:table-cell office:value-type="string">
            <text:p>renvoie 1 à l'allumage des code , renvoie 2 à </text:p>
            <text:p>L'allumage des feux</text:p>
            <text:p>0 à l'extinction des feux</text:p>
          </table:table-cell>
          <table:table-cell office:value-type="string">
            <text:p>Feux avant</text:p>
            <text:p>Feux arrière</text:p>
            <text:p>Tablet-PC</text:p>
          </table:table-cell>
          <table:table-cell/>
        </table:table-row>
        <table:table-row table:style-name="ro9">
          <table:table-cell/>
          <table:table-cell table:style-name="ce4" office:value-type="string">
            <text:p>Affichage tableau de bord (7)</text:p>
          </table:table-cell>
          <table:table-cell/>
          <table:table-cell office:value-type="string">
            <text:p>7a</text:p>
          </table:table-cell>
          <table:table-cell table:number-columns-repeated="4"/>
        </table:table-row>
        <table:table-row table:style-name="ro10">
          <table:table-cell/>
          <table:table-cell table:style-name="ce4" office:value-type="string">
            <text:p>Moteur Thermique (8)</text:p>
          </table:table-cell>
          <table:table-cell office:value-type="float" office:value="11">
            <text:p>11</text:p>
          </table:table-cell>
          <table:table-cell office:value-type="string">
            <text:p>8a</text:p>
          </table:table-cell>
          <table:table-cell office:value-type="string">
            <text:p>ENGINE_TEMP</text:p>
          </table:table-cell>
          <table:table-cell office:value-type="string">
            <text:p>Renvoie sur un float la température du moteur </text:p>
            <text:p>en °C</text:p>
          </table:table-cell>
          <table:table-cell office:value-type="string">
            <text:p>MicroAutoBox </text:p>
            <text:p>Tablet-PC </text:p>
            <text:p/>
          </table:table-cell>
          <table:table-cell office:value-type="string">
            <text:p>?</text:p>
          </table:table-cell>
        </table:table-row>
        <table:table-row table:style-name="ro10">
          <table:table-cell/>
          <table:table-cell table:style-name="ce4"/>
          <table:table-cell office:value-type="float" office:value="5">
            <text:p>5</text:p>
          </table:table-cell>
          <table:table-cell office:value-type="string">
            <text:p>8b</text:p>
          </table:table-cell>
          <table:table-cell office:value-type="string">
            <text:p>ENGINE_RPM</text:p>
          </table:table-cell>
          <table:table-cell office:value-type="string">
            <text:p>Renvoie sur un int8 le régime du moteur</text:p>
          </table:table-cell>
          <table:table-cell office:value-type="string">
            <text:p>MicroAutoBox</text:p>
            <text:p>Tablet-PC <text:s/></text:p>
          </table:table-cell>
          <table:table-cell/>
        </table:table-row>
        <table:table-row table:style-name="ro11">
          <table:table-cell table:style-name="ce1"/>
          <table:table-cell table:style-name="ce4" office:value-type="string">
            <text:p>Interface Tablet PC (10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terface (11)</text:p>
          </table:table-cell>
          <table:table-cell table:number-columns-repeated="6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29/11/2011</text:date>, <text:time>15:0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no </meta:initial-creator>
    <meta:creation-date>2010-08-07T14:58:04</meta:creation-date>
    <meta:generator>OpenOffice.org/3.3$Win32 OpenOffice.org_project/330m20$Build-9567</meta:generator>
    <dc:date>2011-11-29T15:02:12.70</dc:date>
    <meta:editing-duration>PT9H18M47S</meta:editing-duration>
    <meta:editing-cycles>15</meta:editing-cycles>
    <meta:document-statistic meta:table-count="3" meta:cell-count="127" meta:object-count="0"/>
  </office:meta>
</office:document-meta>
</file>